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03cm" svg:height="8.495cm" svg:x="0.008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0T14:47:32.768703389</dc:date>
    <meta:editing-duration>PT3M26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04cm" svg:height="8.496cm" xlink:href="." xlink:type="simple" chart:class="chart:scatter" chart:style-name="ch1">
        <chart:plot-area chart:style-name="ch2" chart:data-source-has-labels="both" svg:x="0.302cm" svg:y="0.169cm" svg:width="14.5cm" svg:height="8.158cm">
          <chart:coordinate-region svg:x="0.844cm" svg:y="0.368cm" svg:width="13.864cm" svg:height="7.76cm"/>
          <chart:axis chart:dimension="x" chart:name="primary-x" chart:style-name="ch3" chartooo:axis-type="auto">
            <chart:categories table:cell-range-address="local-table.$A$2:.$A$602"/>
          </chart:axis>
          <chart:axis chart:dimension="y" chart:name="primary-y" chart:style-name="ch4"/>
          <chart:series chart:style-name="ch5" chart:values-cell-range-address="local-table.$C$2:.$C$602" chart:label-cell-address="local-table.$C$1" chart:class="chart:scatter">
            <chart:domain table:cell-range-address="local-table.$B$2:.$B$602"/>
            <chart:data-point chart:repeated="6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00739181907657">
                <text:p>2.007391819076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121407030533">
                <text:p>1.7121407030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38988810535959">
                <text:p>1.3898881053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4571614196545">
                <text:p>1.04571614196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06759461845798">
                <text:p>0.806759461845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85052610331968">
                <text:p>0.685052610331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38249085687235">
                <text:p>0.438249085687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13585389802961">
                <text:p>0.3135853898029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628272596500712">
                <text:p>0.0628272596500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628272596500701">
                <text:p>-0.0628272596500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1358538980296">
                <text:p>-0.31358538980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38249085687234">
                <text:p>-0.438249085687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85052610331967">
                <text:p>-0.68505261033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06759461845797">
                <text:p>-0.806759461845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38988810535958">
                <text:p>-1.3898881053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71214070305329">
                <text:p>-1.71214070305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81379734458712">
                <text:p>-1.81379734458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00739181907657">
                <text:p>-2.00739181907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00739181907658">
                <text:p>-2.00739181907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1379734458713">
                <text:p>-1.81379734458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121407030533">
                <text:p>-1.71214070305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38988810535959">
                <text:p>-1.38988810535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06759461845797">
                <text:p>-0.806759461845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85052610331967">
                <text:p>-0.6850526103319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38249085687235">
                <text:p>-0.438249085687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31358538980296">
                <text:p>-0.31358538980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88371558587942">
                <text:p>-0.188371558587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628272596500702">
                <text:p>-0.06282725965007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628272596500691">
                <text:p>0.0628272596500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313585389802959">
                <text:p>0.313585389802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38249085687234">
                <text:p>0.438249085687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6214394375717">
                <text:p>0.562143943757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685052610331964">
                <text:p>0.685052610331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806759461845794">
                <text:p>0.806759461845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04571614196544">
                <text:p>1.0457161419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38988810535958">
                <text:p>1.38988810535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71214070305329">
                <text:p>1.71214070305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00739181907657">
                <text:p>2.007391819076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95798811121152">
                <text:p>2.95798811121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00739181907658">
                <text:p>2.00739181907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81379734458713">
                <text:p>1.81379734458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7121407030533">
                <text:p>1.7121407030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38988810535959">
                <text:p>1.389888105359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04571614196545">
                <text:p>1.045716141965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806759461845798">
                <text:p>0.806759461845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685052610331968">
                <text:p>0.6850526103319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43824908568724">
                <text:p>0.43824908568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313585389802963">
                <text:p>0.313585389802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0628272596500732">
                <text:p>0.06282725965007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0628272596500661">
                <text:p>-0.06282725965006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313585389802956">
                <text:p>-0.3135853898029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438249085687233">
                <text:p>-0.4382490856872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56214394375717">
                <text:p>-0.562143943757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685052610331966">
                <text:p>-0.6850526103319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806759461845793">
                <text:p>-0.806759461845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.04571614196544">
                <text:p>-1.045716141965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1.38988810535959">
                <text:p>-1.389888105359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-1.71214070305329">
                <text:p>-1.712140703053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-1.81379734458712">
                <text:p>-1.81379734458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-2.00739181907657">
                <text:p>-2.007391819076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-2.09899002154009">
                <text:p>-2.09899002154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-2.00739181907658">
                <text:p>-2.007391819076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-1.81379734458713">
                <text:p>-1.813797344587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-1.7121407030533">
                <text:p>-1.71214070305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-1.38988810535959">
                <text:p>-1.38988810535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-0.806759461845801">
                <text:p>-0.806759461845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-0.685052610331968">
                <text:p>-0.685052610331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-0.438249085687241">
                <text:p>-0.438249085687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-0.313585389802963">
                <text:p>-0.313585389802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-0.0628272596500736">
                <text:p>-0.0628272596500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0.0628272596500657">
                <text:p>0.06282725965006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0.313585389802961">
                <text:p>0.3135853898029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0.438249085687233">
                <text:p>0.4382490856872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0.562143943757169">
                <text:p>0.562143943757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0.68505261033196">
                <text:p>0.685052610331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0.806759461845793">
                <text:p>0.8067594618457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1.04571614196544">
                <text:p>1.045716141965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1.1625467593563">
                <text:p>1.16254675935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1.38988810535958">
                <text:p>1.38988810535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1.71214070305329">
                <text:p>1.712140703053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2.00739181907657">
                <text:p>2.007391819076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2.09899002154009">
                <text:p>2.09899002154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